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ambda</text:p>
          </table:table-cell>
          <table:table-cell table:number-columns-repeated="2"/>
          <table:table-cell office:value-type="string" calcext:value-type="string">
            <text:p>longueur (mm)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45*[.A2]-4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,3</text:p>
          </table:table-cell>
          <table:table-cell table:formula="of:=45*[.A3]-45" office:value-type="float" office:value="13.5" calcext:value-type="float">
            <text:p>13,5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45*[.A4]-4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45*[.A5]-45" office:value-type="float" office:value="22.5" calcext:value-type="float">
            <text:p>22,5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45*[.A6]-4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45*[.A7]-45" office:value-type="float" office:value="31.5" calcext:value-type="float">
            <text:p>31,5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45*[.A8]-45"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7:27:55.620788662</meta:creation-date>
    <dc:date>2019-09-18T10:41:20.008518969</dc:date>
    <meta:editing-duration>P4DT17H3M14S</meta:editing-duration>
    <meta:editing-cycles>1</meta:editing-cycles>
    <meta:document-statistic meta:table-count="1" meta:cell-count="17" meta:object-count="0"/>
    <meta:generator>LibreOffice/6.0.7.3$Linux_X86_64 LibreOffice_project/00m0$Build-3</meta:generator>
  </office:meta>
</office:document-meta>
</file>